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963d"/>
    </style:style>
    <style:style style:name="P2" style:family="paragraph" style:parent-style-name="Heading_20_1">
      <style:text-properties officeooo:rsid="001c3c40" officeooo:paragraph-rsid="001c3c40"/>
    </style:style>
    <style:style style:name="P3" style:family="paragraph" style:parent-style-name="Heading_20_1">
      <style:text-properties officeooo:paragraph-rsid="001ca5b5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officeooo:paragraph-rsid="001c3c40"/>
    </style:style>
    <style:style style:name="P6" style:family="paragraph" style:parent-style-name="Standard">
      <style:paragraph-properties fo:break-before="page"/>
      <style:text-properties fo:font-size="12pt" fo:font-weight="bold" officeooo:rsid="001df0c8" officeooo:paragraph-rsid="001df0c8" style:font-size-asian="12pt" style:font-weight-asian="bold" style:font-size-complex="12pt" style:font-weight-complex="bold"/>
    </style:style>
    <style:style style:name="P7" style:family="paragraph" style:parent-style-name="Subtitle">
      <style:text-properties officeooo:rsid="001a963d" officeooo:paragraph-rsid="001a963d"/>
    </style:style>
    <style:style style:name="P8" style:family="paragraph" style:parent-style-name="Text_20_body">
      <style:text-properties officeooo:paragraph-rsid="001a963d"/>
    </style:style>
    <style:style style:name="P9" style:family="paragraph" style:parent-style-name="Text_20_body">
      <style:text-properties officeooo:rsid="001c3c40" officeooo:paragraph-rsid="001c3c40"/>
    </style:style>
    <style:style style:name="P10" style:family="paragraph" style:parent-style-name="Text_20_body">
      <style:text-properties officeooo:rsid="001ca5b5" officeooo:paragraph-rsid="001ca5b5"/>
    </style:style>
    <style:style style:name="P11" style:family="paragraph" style:parent-style-name="Text_20_body" style:list-style-name="L1">
      <style:text-properties officeooo:rsid="001ca5b5" officeooo:paragraph-rsid="001ca5b5"/>
    </style:style>
    <style:style style:name="P12" style:family="paragraph" style:parent-style-name="Text_20_body" style:list-style-name="L1">
      <style:text-properties officeooo:paragraph-rsid="001ca5b5"/>
    </style:style>
    <style:style style:name="P13" style:family="paragraph" style:parent-style-name="Title">
      <style:text-properties officeooo:paragraph-rsid="001a963d"/>
    </style:style>
    <style:style style:name="T1" style:family="text">
      <style:text-properties officeooo:rsid="001a963d"/>
    </style:style>
    <style:style style:name="T2" style:family="text">
      <style:text-properties fo:language="pl" fo:country="PL" officeooo:rsid="001a963d"/>
    </style:style>
    <style:style style:name="T3" style:family="text">
      <style:text-properties style:font-name="Nimbus Sans1" fo:font-size="28pt" fo:language="pl" fo:country="PL" fo:font-weight="bold" officeooo:rsid="001a963d" style:font-name-asian="Nimbus Sans" style:font-size-asian="28pt" style:font-weight-asian="bold" style:font-name-complex="Noto Sans Devanagari" style:font-size-complex="28pt" style:font-weight-complex="bold"/>
    </style:style>
    <style:style style:name="T4" style:family="text">
      <style:text-properties style:font-name="Nimbus Sans1" fo:font-size="18.2000007629395pt" fo:font-weight="bold" officeooo:rsid="001a963d" style:font-name-asian="Nimbus Sans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1ca5b5"/>
    </style:style>
    <style:style style:name="T6" style:family="text">
      <style:text-properties officeooo:rsid="001df0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Drzewa decyzyjne </text:span><text:span text:style-name="T3">i wnioskowanie</text:span><text:span text:style-name="T2"> </text:span></text:p>
      <text:p text:style-name="P7">Mateusz Jakubczak, Karol Oleszek, Krzysztof Olipra</text:p>
      <text:h text:style-name="P1" text:outline-level="1"><text:span text:style-name="T4">Zbiór danych</text:span></text:h>
      <text:p text:style-name="P8">Badany zbiór danych opisuje przesłanki i decyzję czy pracować w danej firmie informatycznej.</text:p>
      <text:h text:style-name="P1" text:outline-level="1">Przesłanki</text:h>
      <text:p text:style-name="Text_20_body">czy_zagraniczna 0/1 <text:span text:style-name="T1">(polska firma, zagraniczna firma)</text:span><text:line-break/>mozliwosci_rozwoju 0/1/2 <text:span text:style-name="T1">(małe, średnie, duże)</text:span><text:line-break/>wielkosc_firmy 0/1/2 <text:span text:style-name="T1">(mała firma, średnia firma, duża firma)</text:span><text:line-break/>typ_firmy 0/1/2 <text:span text:style-name="T1">(startup, korporacja, firma państwowa)</text:span><text:line-break/>wynagrodzenie 0/1/2/3 <text:span text:style-name="T1">(brak, małe, średnie, duże)</text:span></text:p>
      <text:h text:style-name="P1" text:outline-level="1">Decyzja</text:h>
      <text:p text:style-name="Text_20_body">czy_pracowac 0/1 <text:span text:style-name="T1">(nie, tak)</text:span></text:p>
      <text:h text:style-name="P3" text:outline-level="1"><text:span text:style-name="T5">Dane</text:span></text:h>
      <text:p text:style-name="P10">Decyzje zostały wygenerowane dla całego iloczynu kartezjańskiego przesłanek na podstawie poniższych reguł użytych w podanej kolejności:</text:p>
      <text:list xml:id="list612018019" text:style-name="L1">
        <text:list-item>
          <text:p text:style-name="P11">Domyślnie nie pracuj</text:p>
        </text:list-item>
        <text:list-item>
          <text:p text:style-name="P11">Jeżeli firma zagraniczna to pracuj</text:p>
        </text:list-item>
        <text:list-item>
          <text:p text:style-name="P11">Jeżeli mała firma to nie pracuj</text:p>
        </text:list-item>
        <text:list-item>
          <text:p text:style-name="P12"><text:span text:style-name="T5">Jeżeli </text:span><text:span text:style-name="T6">brak wynagrodzenia, ale duże możliwosci rozwoju to pracuj</text:span></text:p>
        </text:list-item>
        <text:list-item>
          <text:p text:style-name="P11">Jeżeli polski startup to nie pracuj</text:p>
        </text:list-item>
        <text:list-item>
          <text:p text:style-name="P11">Jeżeli firma państwowa z wysokim wynagrodzeniem to pracuj</text:p>
        </text:list-item>
      </text:list>
      <text:h text:style-name="P2" text:outline-level="1">Algorytm</text:h>
      <text:p text:style-name="P9">Użyty algorytm do stworzenia to iteratywny dychotomizator 3 (ID3) autorstwa Quinlana. Opiera się on na maksymalizacji zysku informacyjnego.</text:p>
      <text:p text:style-name="P6">Uzyskane drzewo decyzyjne:</text:p>
      <text:p text:style-name="P4">Pytanie: Czy czy_zagraniczna równe jest nie?</text:p>
      <text:p text:style-name="P4">Tak:</text:p>
      <text:p text:style-name="P4">| Pytanie: Czy typ_firmy równe jest startup?</text:p>
      <text:p text:style-name="P4">| Tak:</text:p>
      <text:p text:style-name="P4">| | Decyzja: Nie pracuj.</text:p>
      <text:p text:style-name="P4">| Nie:</text:p>
      <text:p text:style-name="P4">| | Pytanie: Czy typ_firmy równe jest korporacja?</text:p>
      <text:p text:style-name="P4">| | Tak:</text:p>
      <text:p text:style-name="P4">| | | Decyzja: Nie pracuj.</text:p>
      <text:p text:style-name="P4">| | Nie:</text:p>
      <text:p text:style-name="P4">| | | Pytanie: Czy wynagrodzenie równe jest brak?</text:p>
      <text:p text:style-name="P4">| | | Tak:</text:p>
      <text:p text:style-name="P4">| | | | Decyzja: Nie pracuj.</text:p>
      <text:p text:style-name="P4">| | | Nie:</text:p>
      <text:p text:style-name="P4">| | | | Pytanie: Czy wynagrodzenie równe jest małe?</text:p>
      <text:p text:style-name="P4">| | | | Tak:</text:p>
      <text:p text:style-name="P4">| | | | | Decyzja: Nie pracuj.</text:p>
      <text:p text:style-name="P4">| | | | Nie:</text:p>
      <text:p text:style-name="P4">| | | | | Decyzja: Pracuj.</text:p>
      <text:p text:style-name="P4">Nie:</text:p>
      <text:p text:style-name="P4">| Pytanie: Czy wielkosc_firmy równe jest mała?</text:p>
      <text:p text:style-name="P4">| Tak:</text:p>
      <text:p text:style-name="P4">| | Pytanie: Czy typ_firmy równe jest startup?</text:p>
      <text:p text:style-name="P4">| | Tak:</text:p>
      <text:p text:style-name="P4">| | | Decyzja: Nie pracuj.</text:p>
      <text:p text:style-name="P4">| | Nie:</text:p>
      <text:p text:style-name="P4">| | | Pytanie: Czy typ_firmy równe jest korporacja?</text:p>
      <text:p text:style-name="P4">| | | Tak:</text:p>
      <text:p text:style-name="P4">| | | | Decyzja: Nie pracuj.</text:p>
      <text:p text:style-name="P4">| | | Nie:</text:p>
      <text:p text:style-name="P4">| | | | Pytanie: Czy wynagrodzenie równe jest brak?</text:p>
      <text:p text:style-name="P4">| | | | Tak:</text:p>
      <text:p text:style-name="P4">| | | | | Decyzja: Nie pracuj.</text:p>
      <text:p text:style-name="P4">| | | | Nie:</text:p>
      <text:p text:style-name="P4">| | | | | Pytanie: Czy wynagrodzenie równe jest małe?</text:p>
      <text:p text:style-name="P4">| | | | | Tak:</text:p>
      <text:p text:style-name="P4">| | | | | | Decyzja: Nie pracuj.</text:p>
      <text:p text:style-name="P4">| | | | | Nie:</text:p>
      <text:p text:style-name="P4">| | | | | | Decyzja: Pracuj.</text:p>
      <text:p text:style-name="P4">| Nie:</text:p>
      <text:p text:style-name="P4">| | Pytanie: Czy wynagrodzenie równe jest brak?</text:p>
      <text:p text:style-name="P4">| | Tak:</text:p>
      <text:p text:style-name="P4">| | | Pytanie: Czy mozliwosci_rozwoju równe jest małe?</text:p>
      <text:p text:style-name="P4">| | | Tak:</text:p>
      <text:p text:style-name="P4">| | | | Decyzja: Nie pracuj.</text:p>
      <text:p text:style-name="P4">| | | Nie:</text:p>
      <text:p text:style-name="P4">| | | | Pytanie: Czy mozliwosci_rozwoju równe jest średnie?</text:p>
      <text:p text:style-name="P4">| | | | Tak:</text:p>
      <text:p text:style-name="P4">| | | | | Decyzja: Nie pracuj.</text:p>
      <text:p text:style-name="P4">| | | | Nie:</text:p>
      <text:p text:style-name="P4">| | | | | Decyzja: Pracuj.</text:p>
      <text:p text:style-name="P4">| | Nie:</text:p>
      <text:p text:style-name="P4">| | | Decyzja: Pracuj.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Mono PS" svg:font-family="'Nimbus Mono PS'" style:font-family-generic="roman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30T23:12:47.503283688</meta:creation-date>
    <dc:date>2020-05-30T23:34:12.944481750</dc:date>
    <meta:editing-duration>PT21M25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2" meta:paragraph-count="72" meta:word-count="448" meta:character-count="2329" meta:non-whitespace-character-count="1958"/>
  </office:meta>
</office:document-meta>
</file>